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Helvetica, Arial"/>
  </office:font-face-decls>
  <office:automatic-styles>
    <style:style style:name="P1" style:family="paragraph" style:parent-style-name="Standard">
      <style:text-properties officeooo:paragraph-rsid="00111502"/>
    </style:style>
    <style:style style:name="P2" style:family="paragraph" style:parent-style-name="Standard">
      <style:text-properties officeooo:rsid="001271ce" officeooo:paragraph-rsid="001271ce"/>
    </style:style>
    <style:style style:name="P3" style:family="paragraph" style:parent-style-name="Standard">
      <style:text-properties officeooo:paragraph-rsid="001271ce"/>
    </style:style>
    <style:style style:name="T1" style:family="text">
      <style:text-properties fo:font-variant="normal" fo:text-transform="none" fo:color="#000000" loext:opacity="100%" style:font-name="Verdana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build -t hoangdat1612/lingualearn:v0.2 <text:s/>. </text:p>
      <text:p text:style-name="Standard">docker login </text:p>
      <text:p text:style-name="Standard">docker push docker.io/hoangdat1612/lingualearn:v0.2 </text:p>
      <text:p text:style-name="Standard"/>
      <text:p text:style-name="Standard">docker run --name lingualearn -d -p 6868:8000 hoangdat1612/lingualearn:v0.2</text:p>
      <text:p text:style-name="P2">docker logs lingualearn -f</text:p>
      <text:p text:style-name="Standard"/>
      <text:p text:style-name="Standard">server {</text:p>
      <text:p text:style-name="Standard"><text:s text:c="4"/>listen 80;</text:p>
      <text:p text:style-name="P1"><text:s text:c="4"/>server_name <text:a xlink:type="simple" xlink:href="https://freedns.afraid.org/subdomain/edit.php?data_id=23981894" text:style-name="Internet_20_link" text:visited-style-name="Visited_20_Internet_20_Link"><text:span text:style-name="T1">lingualearn.undo.it</text:span></text:a>;</text:p>
      <text:p text:style-name="Standard"/>
      <text:p text:style-name="Standard"><text:s text:c="4"/>return 301 https://$host$request_uri;</text:p>
      <text:p text:style-name="Standard">}</text:p>
      <text:p text:style-name="Standard"/>
      <text:p text:style-name="Standard">server {</text:p>
      <text:p text:style-name="Standard"><text:s text:c="4"/>listen 443 ssl;</text:p>
      <text:p text:style-name="P1"><text:s text:c="4"/>server_name <text:a xlink:type="simple" xlink:href="https://freedns.afraid.org/subdomain/edit.php?data_id=23981894" text:style-name="Internet_20_link" text:visited-style-name="Visited_20_Internet_20_Link"><text:span text:style-name="T1">lingualearn.undo.it</text:span></text:a>;</text:p>
      <text:p text:style-name="Standard"/>
      <text:p text:style-name="P1"><text:s text:c="4"/>ssl_certificate /etc/letsencrypt/live/<text:a xlink:type="simple" xlink:href="https://freedns.afraid.org/subdomain/edit.php?data_id=23981894" text:style-name="Internet_20_link" text:visited-style-name="Visited_20_Internet_20_Link"><text:span text:style-name="T1">lingualearn.undo.it</text:span></text:a>/fullchain.pem;</text:p>
      <text:p text:style-name="P1"><text:s text:c="4"/>ssl_certificate_key /etc/letsencrypt/live/<text:a xlink:type="simple" xlink:href="https://freedns.afraid.org/subdomain/edit.php?data_id=23981894" text:style-name="Internet_20_link" text:visited-style-name="Visited_20_Internet_20_Link"><text:span text:style-name="T1">lingualearn.undo.it</text:span></text:a>/privkey.pem;</text:p>
      <text:p text:style-name="Standard"/>
      <text:p text:style-name="Standard"><text:s text:c="4"/>ssl_protocols TLSv1.2 TLSv1.3;</text:p>
      <text:p text:style-name="Standard"><text:s text:c="4"/>ssl_ciphers HIGH:!aNULL:!MD5;</text:p>
      <text:p text:style-name="Standard"><text:s text:c="4"/>ssl_prefer_server_ciphers on;</text:p>
      <text:p text:style-name="Standard"/>
      <text:p text:style-name="Standard"><text:s text:c="4"/>add_header Strict-Transport-Security "max-age=31536000; includeSubDomains" always;</text:p>
      <text:p text:style-name="Standard"/>
      <text:p text:style-name="Standard"><text:s text:c="4"/>location / {</text:p>
      <text:p text:style-name="Standard"><text:s text:c="8"/>proxy_pass http://127.0.0.1:6868;</text:p>
      <text:p text:style-name="Standard"><text:s text:c="8"/>proxy_set_header Host $host;</text:p>
      <text:p text:style-name="Standard"><text:s text:c="8"/>proxy_set_header X-Real-IP $remote_addr;</text:p>
      <text:p text:style-name="Standard"><text:s text:c="8"/>proxy_set_header X-Forwarded-For $proxy_add_x_forwarded_for;</text:p>
      <text:p text:style-name="Standard"><text:s text:c="8"/>proxy_set_header X-Forwarded-Proto $scheme;</text:p>
      <text:p text:style-name="Standard"/>
      <text:p text:style-name="Standard"><text:s text:c="8"/>proxy_buffering off;</text:p>
      <text:p text:style-name="Standard"><text:s text:c="8"/>chunked_transfer_encoding off;</text:p>
      <text:p text:style-name="Standard"><text:s text:c="4"/>}</text:p>
      <text:p text:style-name="Standard">}</text:p>
      <text:p text:style-name="Standard"/>
      <text:p text:style-name="Standard"/>
      <text:p text:style-name="Standard">sudo nano /etc/nginx/sites-available/lingualearn</text:p>
      <text:p text:style-name="P1">sudo ln -s /etc/nginx/sites-available/lingualearn /etc/nginx/sites-enabled/</text:p>
      <text:p text:style-name="Standard">sudo nginx -t</text:p>
      <text:p text:style-name="Standard">sudo systemctl reload nginx</text:p>
      <text:p text:style-name="Standard">sudo certbot --nginx -d lingualearn.undo.it</text:p>
      <text:p text:style-name="Standard"/>
      <text:p text:style-name="Standard"/>
      <text:p text:style-name="P2">docker stop lingualearn</text:p>
      <text:p text:style-name="P2">docker rm lingualearn</text:p>
      <text:p text:style-name="P2">docker rmi hoangdat1612/lingualearn:v0.2</text:p>
      <text:p text:style-name="P3">docker run --name lingualearn -d -p 6868:8000 hoangdat1612/lingualearn:v0.2</text:p>
      <text:p text:style-name="P2">docker logs lingualearn -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Helvetica, Aria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22:58:50.166563293</meta:creation-date>
    <dc:date>2025-04-18T00:26:09.462726320</dc:date>
    <meta:editing-duration>PT33M14S</meta:editing-duration>
    <meta:editing-cycles>1</meta:editing-cycles>
    <meta:document-statistic meta:table-count="0" meta:image-count="0" meta:object-count="0" meta:page-count="1" meta:paragraph-count="39" meta:word-count="122" meta:character-count="1441" meta:non-whitespace-character-count="1249"/>
    <meta:generator>LibreOffice/24.2.7.2$Linux_X86_64 LibreOffice_project/420$Build-2</meta:generator>
  </office:meta>
</office:document-meta>
</file>